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1.066in"/>
    </style:style>
    <style:style style:name="ta1co2" style:family="table-column">
      <style:table-column-properties fo:break-before="auto" style:column-width="1.618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1.618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11_floors.lp</text:p>
          </table:table-cell>
          <table:table-cell office:value-type="float" office:value="3.67668"/>
          <table:table-cell office:value-type="float" office:value="0.164"/>
          <table:table-cell office:value-type="float" office:value="0.04"/>
          <table:table-cell office:value-type="float" office:value="2.0"/>
          <table:table-cell office:value-type="float" office:value="0.0"/>
          <table:table-cell office:value-type="float" office:value="4.0"/>
          <table:table-cell office:value-type="float" office:value="356.0"/>
          <table:table-cell office:value-type="float" office:value="830.0"/>
          <table:table-cell office:value-type="float" office:value="4745.0"/>
          <table:table-cell office:value-type="float" office:value="15472.0"/>
          <table:table-cell office:value-type="float" office:value="13526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44.0"/>
          <table:table-cell office:value-type="float" office:value="17489.0"/>
          <table:table-cell office:value-type="float" office:value="14777.0"/>
          <table:table-cell office:value-type="float" office:value="13368.0"/>
          <table:table-cell office:value-type="float" office:value="6796.0"/>
          <table:table-cell office:value-type="float" office:value="276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9_floors.lp</text:p>
          </table:table-cell>
          <table:table-cell office:value-type="float" office:value="3.62364"/>
          <table:table-cell office:value-type="float" office:value="0.113"/>
          <table:table-cell office:value-type="float" office:value="0.01"/>
          <table:table-cell office:value-type="float" office:value="2.0"/>
          <table:table-cell office:value-type="float" office:value="0.0"/>
          <table:table-cell office:value-type="float" office:value="1.0"/>
          <table:table-cell office:value-type="float" office:value="91.0"/>
          <table:table-cell office:value-type="float" office:value="276.0"/>
          <table:table-cell office:value-type="float" office:value="4716.0"/>
          <table:table-cell office:value-type="float" office:value="15516.0"/>
          <table:table-cell office:value-type="float" office:value="135264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045.0"/>
          <table:table-cell office:value-type="float" office:value="17735.0"/>
          <table:table-cell office:value-type="float" office:value="14919.0"/>
          <table:table-cell office:value-type="float" office:value="13558.0"/>
          <table:table-cell office:value-type="float" office:value="6893.0"/>
          <table:table-cell office:value-type="float" office:value="276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general_compute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